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style:vertical-align="top"/>
    </style:style>
    <style:style style:name="ce2" style:family="table-cell" style:parent-style-name="Default" style:data-style-name="N100">
      <style:table-cell-properties fo:wrap-option="wrap" style:vertical-align="top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no-wrap" style:vertical-align="top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6" table:default-cell-style-name="ce1"/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5"/>
          <table:table-cell table:style-name="ce2" office:value-type="string" calcext:value-type="string">
            <text:p>Tod Jesu Christi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Feindschaft</text:p>
          </table:table-cell>
          <table:table-cell office:value-type="string" calcext:value-type="string">
            <text:p>5:10</text:p>
          </table:table-cell>
          <table:table-cell office:value-type="string" calcext:value-type="string">
            <text:p>Versöhnung</text:p>
          </table:table-cell>
          <table:table-cell office:value-type="string" calcext:value-type="string">
            <text:p>-&gt; Rettung durch Sein Leben <text:span text:style-name="T1">(</text:span>5:10<text:span text:style-name="T1">)</text:span>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2" office:value-type="string" calcext:value-type="string">
            <text:p>Aufersteheung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4" office:value-type="string" calcext:value-type="string">
            <text:p>Rechtfertigung (4:25)</text:p>
          </table:table-cell>
          <table:table-cell table:number-columns-repeated="1017"/>
        </table:table-row>
        <table:table-row table:style-name="ro4">
          <table:table-cell table:number-columns-repeated="7"/>
          <table:table-cell office:value-type="string" calcext:value-type="string">
            <text:p>Rechtfertigung ist aus Glauben (5:1)</text:p>
          </table:table-cell>
          <table:table-cell office:value-type="string" calcext:value-type="string">
            <text:p>-&gt; Frieden <text:span text:style-name="T1">(</text:span>5:1<text:span text:style-name="T1">)</text:span></text:p>
          </table:table-cell>
          <table:table-cell table:number-columns-repeated="1015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number-columns-repeated="5"/>
          <table:table-cell table:style-name="ce2" office:value-type="string" calcext:value-type="string">
            <text:p>Gerechtigkei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ικαιοσύνη (1343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rechtfertigen: δικαιόω (1344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gerecht: δίκαιος (1342)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3" office:value-type="string" calcext:value-type="string">
            <text:p>gereches Gericht, δικαιοκρισία (1341) (Röm 2:5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gerechtes Urteil: δικαίωμα (1345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ικαίωσις (1347), 4:25, 5:18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1:03:33.611130749</meta:creation-date>
    <meta:generator>LibreOffice/6.0.2.1.0$Linux_X86_64 LibreOffice_project/00m0$Build-1</meta:generator>
    <dc:date>2018-03-31T11:58:44.974393778</dc:date>
    <meta:editing-duration>PT24M16S</meta:editing-duration>
    <meta:editing-cycles>4</meta:editing-cycles>
    <meta:document-statistic meta:table-count="1" meta:cell-count="16" meta:object-count="0"/>
  </office:meta>
</office:document-meta>
</file>